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4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3" table:number-columns-spanned="8" table:number-rows-spanned="1"/>
          <table:covered-table-cell table:number-columns-repeated="7" table:style-name="ce48"/>
          <table:table-cell table:style-name="ce67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3年1月</text:p>
          </table:table-cell>
          <table:covered-table-cell table:number-columns-repeated="9" table:style-name="ce12"/>
          <table:table-cell table:style-name="ce44" office:value-type="string" calcext:value-type="string" table:number-columns-spanned="8" table:number-rows-spanned="1">
            <text:p><text:s text:c="8"/>January <text:s text:c="2"/>- 2014</text:p>
          </table:table-cell>
          <table:covered-table-cell table:number-columns-repeated="7" table:style-name="ce49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2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2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4"/>
          <table:covered-table-cell table:style-name="ce26"/>
          <table:table-cell table:style-name="ce38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2"/>
          <table:covered-table-cell table:style-name="ce54"/>
          <table:table-cell table:style-name="ce58" office:value-type="string" calcext:value-type="string" table:number-columns-spanned="2" table:number-rows-spanned="2">
            <text:p>拆除後重建移送法辦數</text:p>
          </table:table-cell>
          <table:covered-table-cell table:style-name="ce62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5"/>
          <table:covered-table-cell table:style-name="ce27"/>
          <table:table-cell table:style-name="ce39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39"/>
          <table:table-cell table:style-name="ce45" office:value-type="string" calcext:value-type="string" table:number-columns-spanned="3" table:number-rows-spanned="1">
            <text:p>本年度應拆除數(累計至上月底)</text:p>
          </table:table-cell>
          <table:covered-table-cell table:number-columns-repeated="2" table:style-name="ce45"/>
          <table:table-cell table:style-name="ce40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3" office:value-type="string" calcext:value-type="string" table:number-columns-spanned="2" table:number-rows-spanned="1">
            <text:p>本月<text:span text:style-name="T5">(</text:span><text:span text:style-name="T6">經認定</text:span><text:span text:style-name="T7">)</text:span><text:span text:style-name="T6">應拆除數</text:span></text:p>
          </table:table-cell>
          <table:covered-table-cell table:style-name="ce55"/>
          <table:covered-table-cell table:style-name="ce59"/>
          <table:covered-table-cell table:style-name="ce63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尚未拆除總數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28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1"/>
          <table:table-cell table:style-name="ce28" office:value-type="string" calcext:value-type="string" table:number-columns-spanned="1" table:number-rows-spanned="2">
            <text:p>本月尚未</text:p>
            <text:p>拆除數</text:p>
          </table:table-cell>
          <table:table-cell table:style-name="ce56" office:value-type="string" calcext:value-type="string" table:number-columns-spanned="1" table:number-rows-spanned="2">
            <text:p>本月</text:p>
            <text:p>拆除數</text:p>
          </table:table-cell>
          <table:table-cell table:style-name="ce60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4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number-columns-repeated="2" table:style-name="ce29"/>
          <table:covered-table-cell table:style-name="ce37"/>
          <table:covered-table-cell table:style-name="ce29"/>
          <table:covered-table-cell table:style-name="ce41"/>
          <table:covered-table-cell table:style-name="ce37"/>
          <table:covered-table-cell table:number-columns-repeated="2" table:style-name="ce41"/>
          <table:covered-table-cell table:style-name="ce37"/>
          <table:covered-table-cell table:number-columns-repeated="2" table:style-name="ce41"/>
          <table:covered-table-cell table:style-name="ce29"/>
          <table:covered-table-cell table:style-name="ce57"/>
          <table:covered-table-cell table:style-name="ce61"/>
          <table:covered-table-cell table:style-name="ce65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90295" calcext:value-type="float">
            <text:p><text:s/>590,295 </text:p>
          </table:table-cell>
          <table:table-cell table:style-name="ce30" office:value-type="float" office:value="2046" calcext:value-type="float">
            <text:p><text:s/>2,046 </text:p>
          </table:table-cell>
          <table:table-cell table:style-name="ce30" office:value-type="float" office:value="30471" calcext:value-type="float">
            <text:p><text:s/>30,47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7" calcext:value-type="float">
            <text:p><text:s/>17 </text:p>
          </table:table-cell>
          <table:table-cell table:style-name="ce30" office:value-type="float" office:value="556436" calcext:value-type="float">
            <text:p><text:s/>556,436 </text:p>
          </table:table-cell>
          <table:table-cell table:style-name="ce30" office:value-type="float" office:value="24" calcext:value-type="float">
            <text:p><text:s/>24 </text:p>
          </table:table-cell>
          <table:table-cell table:style-name="ce30" office:value-type="float" office:value="1276" calcext:value-type="float">
            <text:p><text:s/>1,276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4141" calcext:value-type="float">
            <text:p><text:s/>4,141 </text:p>
          </table:table-cell>
          <table:table-cell table:style-name="ce30" office:value-type="float" office:value="3388" calcext:value-type="float">
            <text:p><text:s/>3,388 </text:p>
          </table:table-cell>
          <table:table-cell table:style-name="ce30" office:value-type="float" office:value="753" calcext:value-type="float">
            <text:p><text:s/>753 </text:p>
          </table:table-cell>
          <table:table-cell table:number-columns-repeated="2" table:style-name="ce30" office:value-type="float" office:value="5" calcext:value-type="float">
            <text:p><text:s/>5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84015" calcext:value-type="float">
            <text:p><text:s/>184,015 </text:p>
          </table:table-cell>
          <table:table-cell table:style-name="ce30" office:value-type="float" office:value="800" calcext:value-type="float">
            <text:p><text:s/>800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82360" calcext:value-type="float">
            <text:p><text:s/>182,360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718" calcext:value-type="float">
            <text:p><text:s/>718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737" calcext:value-type="float">
            <text:p><text:s/>1,737 </text:p>
          </table:table-cell>
          <table:table-cell table:style-name="ce30" office:value-type="float" office:value="1655" calcext:value-type="float">
            <text:p><text:s/>1,655 </text:p>
          </table:table-cell>
          <table:table-cell table:style-name="ce30" office:value-type="float" office:value="82" calcext:value-type="float">
            <text:p><text:s/>8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2986" calcext:value-type="float">
            <text:p><text:s/>82,986 </text:p>
          </table:table-cell>
          <table:table-cell table:style-name="ce30" office:value-type="float" office:value="363" calcext:value-type="float">
            <text:p><text:s/>363 </text:p>
          </table:table-cell>
          <table:table-cell table:style-name="ce30" office:value-type="float" office:value="6562" calcext:value-type="float">
            <text:p><text:s/>6,56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6110" calcext:value-type="float">
            <text:p><text:s/>76,11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76" calcext:value-type="float">
            <text:p><text:s/>276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401" calcext:value-type="float">
            <text:p><text:s/>401 </text:p>
          </table:table-cell>
          <table:table-cell table:style-name="ce30" office:value-type="float" office:value="314" calcext:value-type="float">
            <text:p><text:s/>314 </text:p>
          </table:table-cell>
          <table:table-cell table:style-name="ce30" office:value-type="float" office:value="87" calcext:value-type="float">
            <text:p><text:s/>87 </text:p>
          </table:table-cell>
          <table:table-cell table:number-columns-repeated="2" table:style-name="ce30" office:value-type="float" office:value="3" calcext:value-type="float">
            <text:p><text:s/>3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55256" calcext:value-type="float">
            <text:p><text:s/>55,256 </text:p>
          </table:table-cell>
          <table:table-cell table:style-name="ce30" office:value-type="float" office:value="53" calcext:value-type="float">
            <text:p><text:s/>53 </text:p>
          </table:table-cell>
          <table:table-cell table:style-name="ce30" office:value-type="float" office:value="9798" calcext:value-type="float">
            <text:p><text:s/>9,79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30" office:value-type="float" office:value="45230" calcext:value-type="float">
            <text:p><text:s/>45,23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4" calcext:value-type="float">
            <text:p><text:s/>34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235" calcext:value-type="float">
            <text:p><text:s/>235 </text:p>
          </table:table-cell>
          <table:table-cell table:style-name="ce30" office:value-type="float" office:value="228" calcext:value-type="float">
            <text:p><text:s/>228 </text:p>
          </table:table-cell>
          <table:table-cell table:style-name="ce30" office:value-type="float" office:value="7" calcext:value-type="float">
            <text:p><text:s/>7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2191" calcext:value-type="float">
            <text:p><text:s/>22,191 </text:p>
          </table:table-cell>
          <table:table-cell table:style-name="ce30" office:value-type="float" office:value="81" calcext:value-type="float">
            <text:p><text:s/>81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8454" calcext:value-type="float">
            <text:p><text:s/>18,45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1" calcext:value-type="float">
            <text:p><text:s/>81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128" calcext:value-type="float">
            <text:p><text:s/>128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7268" calcext:value-type="float">
            <text:p><text:s/>117,268 </text:p>
          </table:table-cell>
          <table:table-cell table:style-name="ce30" office:value-type="float" office:value="649" calcext:value-type="float">
            <text:p><text:s/>649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6765" calcext:value-type="float">
            <text:p><text:s/>116,76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36" calcext:value-type="float">
            <text:p><text:s/>136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847" calcext:value-type="float">
            <text:p><text:s/>847 </text:p>
          </table:table-cell>
          <table:table-cell table:style-name="ce30" office:value-type="float" office:value="334" calcext:value-type="float">
            <text:p><text:s/>334 </text:p>
          </table:table-cell>
          <table:table-cell table:style-name="ce30" office:value-type="float" office:value="513" calcext:value-type="float">
            <text:p><text:s/>513 </text:p>
          </table:table-cell>
          <table:table-cell table:number-columns-repeated="2" table:style-name="ce30" office:value-type="float" office:value="1" calcext:value-type="float">
            <text:p><text:s/>1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25723" calcext:value-type="float">
            <text:p><text:s/>125,723 </text:p>
          </table:table-cell>
          <table:table-cell table:style-name="ce30" office:value-type="float" office:value="100" calcext:value-type="float">
            <text:p><text:s/>100 </text:p>
          </table:table-cell>
          <table:table-cell table:style-name="ce30" office:value-type="float" office:value="9852" calcext:value-type="float">
            <text:p><text:s/>9,85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115158" calcext:value-type="float">
            <text:p><text:s/>115,158 </text:p>
          </table:table-cell>
          <table:table-cell table:style-name="ce30" office:value-type="float" office:value="20" calcext:value-type="float">
            <text:p><text:s/>20 </text:p>
          </table:table-cell>
          <table:table-cell table:style-name="ce30" office:value-type="float" office:value="31" calcext:value-type="float">
            <text:p><text:s/>31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777" calcext:value-type="float">
            <text:p><text:s/>777 </text:p>
          </table:table-cell>
          <table:table-cell table:style-name="ce30" office:value-type="float" office:value="713" calcext:value-type="float">
            <text:p><text:s/>713 </text:p>
          </table:table-cell>
          <table:table-cell table:style-name="ce30" office:value-type="float" office:value="64" calcext:value-type="float">
            <text:p><text:s/>64 </text:p>
          </table:table-cell>
          <table:table-cell table:number-columns-repeated="2" table:style-name="ce30" office:value-type="float" office:value="1" calcext:value-type="float">
            <text:p><text:s/>1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819" calcext:value-type="float">
            <text:p><text:s/>2,819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31" calcext:value-type="float">
            <text:p><text:s/>1,131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43" calcext:value-type="float">
            <text:p><text:s/>43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42897" calcext:value-type="float">
            <text:p><text:s/>42,89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1756" calcext:value-type="float">
            <text:p><text:s/>41,756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407" calcext:value-type="float">
            <text:p><text:s/>407 </text:p>
          </table:table-cell>
          <table:table-cell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5519" calcext:value-type="float">
            <text:p><text:s/>5,519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108" calcext:value-type="float">
            <text:p><text:s/>1,1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359" calcext:value-type="float">
            <text:p><text:s/>4,35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53" calcext:value-type="float">
            <text:p><text:s/>53 </text:p>
          </table:table-cell>
          <table:table-cell table:style-name="ce31" office:value-type="float" office:value="52" calcext:value-type="float">
            <text:p><text:s/>52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2183" calcext:value-type="float">
            <text:p><text:s/>2,183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169" calcext:value-type="float">
            <text:p><text:s/>2,16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4" calcext:value-type="float">
            <text:p><text:s/>1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7163" calcext:value-type="float">
            <text:p><text:s/>7,163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881" calcext:value-type="float">
            <text:p><text:s/>6,881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43" calcext:value-type="float">
            <text:p><text:s/>4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941" calcext:value-type="float">
            <text:p><text:s/>1,941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31" calcext:value-type="float">
            <text:p><text:s/>1,83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437" calcext:value-type="float">
            <text:p><text:s/>2,437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116" calcext:value-type="float">
            <text:p><text:s/>2,116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13" calcext:value-type="float">
            <text:p><text:s/>1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801" calcext:value-type="float">
            <text:p><text:s/>2,80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428" calcext:value-type="float">
            <text:p><text:s/>2,428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6" calcext:value-type="float">
            <text:p><text:s/>1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62" calcext:value-type="float">
            <text:p><text:s/>13,062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202" calcext:value-type="float">
            <text:p><text:s/>12,202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809" calcext:value-type="float">
            <text:p><text:s/>809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782" calcext:value-type="float">
            <text:p><text:s/>782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7" calcext:value-type="float">
            <text:p><text:s/>2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710" calcext:value-type="float">
            <text:p><text:s/>2,710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710" calcext:value-type="float">
            <text:p><text:s/>2,710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84" calcext:value-type="float">
            <text:p><text:s/>84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84" calcext:value-type="float">
            <text:p><text:s/>84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554" calcext:value-type="float">
            <text:p><text:s/>17,554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600" calcext:value-type="float">
            <text:p><text:s/>16,60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41" calcext:value-type="float">
            <text:p><text:s/>41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19" calcext:value-type="float">
            <text:p><text:s/>1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7533" calcext:value-type="float">
            <text:p><text:s/>7,533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35" calcext:value-type="float">
            <text:p><text:s/>3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7427" calcext:value-type="float">
            <text:p><text:s/>7,42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81" calcext:value-type="float">
            <text:p><text:s/>81 </text:p>
          </table:table-cell>
          <table:table-cell table:style-name="ce31" office:value-type="float" office:value="71" calcext:value-type="float">
            <text:p><text:s/>71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6211" calcext:value-type="float">
            <text:p><text:s/>16,21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682" calcext:value-type="float">
            <text:p><text:s/>12,682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8" calcext:value-type="float">
            <text:p><text:s/>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856" calcext:value-type="float">
            <text:p><text:s/>2,85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359" calcext:value-type="float">
            <text:p><text:s/>2,359 </text:p>
          </table:table-cell>
          <table:table-cell table:number-columns-repeated="5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16" calcext:value-type="float">
            <text:p><text:s/>16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317" calcext:value-type="float">
            <text:p><text:s/>2,317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302" calcext:value-type="float">
            <text:p><text:s/>2,302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5" calcext:value-type="float">
            <text:p><text:s/>1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39" calcext:value-type="float">
            <text:p><text:s/>53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7" calcext:value-type="float">
            <text:p><text:s/>57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68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68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6" office:value-type="string" calcext:value-type="string" table:number-columns-spanned="8" table:number-rows-spanned="1">
            <text:p>Source：County and City Government</text:p>
          </table:table-cell>
          <table:covered-table-cell table:style-name="ce46"/>
          <table:covered-table-cell table:number-columns-repeated="5" table:style-name="ce50"/>
          <table:covered-table-cell table:style-name="ce66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47" office:value-type="string" calcext:value-type="string">
            <text:p>Note：</text:p>
          </table:table-cell>
          <table:table-cell table:style-name="ce47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cpa</dc:creator>
    <dc:date>2014-03-06T14:30:57</dc:date>
    <meta:print-date>2013-12-12T11:50:57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